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107.35pt"/>
    </style:style>
    <style:style style:name="co4" style:family="table-column">
      <style:table-column-properties fo:break-before="auto" style:column-width="149.19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41.25pt"/>
    </style:style>
    <style:style style:name="co8" style:family="table-column">
      <style:table-column-properties fo:break-before="auto" style:column-width="15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339.7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shrink-to-fit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 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ce2"/>
        <table:table-column table:style-name="co1" table:default-cell-style-name="ce1"/>
        <table:table-column table:style-name="co2" table:default-cell-style-name="Default"/>
        <table:table-column table:style-name="co5" table:default-cell-style-name="ce2"/>
        <table:table-column table:style-name="co6" table:default-cell-style-name="ce1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Mango</text:p>
          </table:table-cell>
          <table:table-cell table:style-name="ce1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100 gr</text:p>
          </table:table-cell>
          <table:table-cell table:style-name="ce1" office:value-type="string" calcext:value-type="string">
            <text:p>336 gr</text:p>
          </table:table-cell>
          <table:table-cell/>
          <table:table-cell table:style-name="ce1" office:value-type="string" calcext:value-type="string">
            <text:p>“Portion”:”100gr”,</text:p>
          </table:table-cell>
          <table:table-cell table:number-columns-repeated="2"/>
          <table:table-cell table:formula="of:=&quot;&quot;&quot;&quot;&amp;&quot;Portion&quot;&amp;&quot;&quot;&quot;&quot;&amp;&quot;: &quot;&amp;&quot;&quot;&quot;&quot;&amp;[.E3]&amp;&quot;&quot;&quot;&quot;" office:value-type="string" office:string-value="&quot;Portion&quot;: &quot;336 gr&quot;" calcext:value-type="string">
            <text:p>"Portion": "336 gr"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83.46" calcext:value-type="float">
            <text:p>83.46</text:p>
          </table:table-cell>
          <table:table-cell office:value-type="float" office:value="280.43" calcext:value-type="float">
            <text:p>280.43</text:p>
          </table:table-cell>
          <table:table-cell/>
          <table:table-cell table:formula="of:=COM.MICROSOFT.CONCAT(&quot;&quot;&quot;&quot;;[.$B4];&quot;&quot;&quot;&quot;;&quot;:&quot;)" office:value-type="string" office:string-value="&quot;Water &quot;:" calcext:value-type="string">
            <text:p>"Water ":</text:p>
          </table:table-cell>
          <table:table-cell table:formula="of:=COM.MICROSOFT.CONCAT(&quot;&quot;&quot;&quot;;[.D4];&quot; &quot;;[.C4];&quot;&quot;&quot;&quot;;&quot;,&quot;)" office:value-type="string" office:string-value="&quot;83.46 g&quot;," calcext:value-type="string">
            <text:p>"83.46 g",</text:p>
          </table:table-cell>
          <table:table-cell/>
          <table:table-cell table:formula="of:=COM.MICROSOFT.CONCAT(&quot;&quot;&quot;&quot;;[.$B4];&quot;&quot;&quot;&quot;;&quot;:&quot;)" office:value-type="string" office:string-value="&quot;Water &quot;:" calcext:value-type="string">
            <text:p>"Water ":</text:p>
          </table:table-cell>
          <table:table-cell table:formula="of:=COM.MICROSOFT.CONCAT(&quot;&quot;&quot;&quot;;[.E4];&quot; &quot;;[.C4];&quot;&quot;&quot;&quot;;&quot;,&quot;)" office:value-type="string" office:string-value="&quot;280.43 g&quot;," calcext:value-type="string">
            <text:p>"280.43 g",</text:p>
          </table:table-cell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COM.MICROSOFT.CONCAT(&quot;&quot;&quot;&quot;;[.$B5];&quot;&quot;&quot;&quot;;&quot;:&quot;)" office:value-type="string" office:string-value="&quot;Energy &quot;:" calcext:value-type="string">
            <text:p>"Energy ":</text:p>
          </table:table-cell>
          <table:table-cell table:formula="of:=COM.MICROSOFT.CONCAT(&quot;&quot;&quot;&quot;;[.D5];&quot; &quot;;[.C5];&quot;&quot;&quot;&quot;;&quot;,&quot;)" office:value-type="string" office:string-value="&quot;60 kcal&quot;," calcext:value-type="string">
            <text:p>"60 kcal",</text:p>
          </table:table-cell>
          <table:table-cell/>
          <table:table-cell table:formula="of:=COM.MICROSOFT.CONCAT(&quot;&quot;&quot;&quot;;[.$B5];&quot;&quot;&quot;&quot;;&quot;:&quot;)" office:value-type="string" office:string-value="&quot;Energy &quot;:" calcext:value-type="string">
            <text:p>"Energy ":</text:p>
          </table:table-cell>
          <table:table-cell table:formula="of:=COM.MICROSOFT.CONCAT(&quot;&quot;&quot;&quot;;[.E5];&quot; &quot;;[.C5];&quot;&quot;&quot;&quot;;&quot;,&quot;)" office:value-type="string" office:string-value="&quot;202 kcal&quot;," calcext:value-type="string">
            <text:p>"202 kcal",</text:p>
          </table:table-cell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0.82" calcext:value-type="float">
            <text:p>0.82</text:p>
          </table:table-cell>
          <table:table-cell office:value-type="float" office:value="2.76" calcext:value-type="float">
            <text:p>2.76</text:p>
          </table:table-cell>
          <table:table-cell/>
          <table:table-cell table:formula="of:=COM.MICROSOFT.CONCAT(&quot;&quot;&quot;&quot;;[.$B6];&quot;&quot;&quot;&quot;;&quot;:&quot;)" office:value-type="string" office:string-value="&quot;Protein &quot;:" calcext:value-type="string">
            <text:p>"Protein ":</text:p>
          </table:table-cell>
          <table:table-cell table:formula="of:=COM.MICROSOFT.CONCAT(&quot;&quot;&quot;&quot;;[.D6];&quot; &quot;;[.C6];&quot;&quot;&quot;&quot;;&quot;,&quot;)" office:value-type="string" office:string-value="&quot;0.82 g&quot;," calcext:value-type="string">
            <text:p>"0.82 g",</text:p>
          </table:table-cell>
          <table:table-cell/>
          <table:table-cell table:formula="of:=COM.MICROSOFT.CONCAT(&quot;&quot;&quot;&quot;;[.$B6];&quot;&quot;&quot;&quot;;&quot;:&quot;)" office:value-type="string" office:string-value="&quot;Protein &quot;:" calcext:value-type="string">
            <text:p>"Protein ":</text:p>
          </table:table-cell>
          <table:table-cell table:formula="of:=COM.MICROSOFT.CONCAT(&quot;&quot;&quot;&quot;;[.E6];&quot; &quot;;[.C6];&quot;&quot;&quot;&quot;;&quot;,&quot;)" office:value-type="string" office:string-value="&quot;2.76 g&quot;," calcext:value-type="string">
            <text:p>"2.76 g",</text:p>
          </table:table-cell>
        </table:table-row>
        <table:table-row table:style-name="ro1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38" calcext:value-type="float">
            <text:p>0.38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COM.MICROSOFT.CONCAT(&quot;&quot;&quot;&quot;;[.$B7];&quot;&quot;&quot;&quot;;&quot;:&quot;)" office:value-type="string" office:string-value="&quot;Total lipid (fat) &quot;:" calcext:value-type="string">
            <text:p>"Total lipid (fat) ":</text:p>
          </table:table-cell>
          <table:table-cell table:formula="of:=COM.MICROSOFT.CONCAT(&quot;&quot;&quot;&quot;;[.D7];&quot; &quot;;[.C7];&quot;&quot;&quot;&quot;;&quot;,&quot;)" office:value-type="string" office:string-value="&quot;0.38 g&quot;," calcext:value-type="string">
            <text:p>"0.38 g",</text:p>
          </table:table-cell>
          <table:table-cell/>
          <table:table-cell table:formula="of:=COM.MICROSOFT.CONCAT(&quot;&quot;&quot;&quot;;[.$B7];&quot;&quot;&quot;&quot;;&quot;:&quot;)" office:value-type="string" office:string-value="&quot;Total lipid (fat) &quot;:" calcext:value-type="string">
            <text:p>"Total lipid (fat) ":</text:p>
          </table:table-cell>
          <table:table-cell table:formula="of:=COM.MICROSOFT.CONCAT(&quot;&quot;&quot;&quot;;[.E7];&quot; &quot;;[.C7];&quot;&quot;&quot;&quot;;&quot;,&quot;)" office:value-type="string" office:string-value="&quot;1.28 g&quot;," calcext:value-type="string">
            <text:p>"1.28 g",</text:p>
          </table:table-cell>
        </table:table-row>
        <table:table-row table:style-name="ro2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14.98" calcext:value-type="float">
            <text:p>14.98</text:p>
          </table:table-cell>
          <table:table-cell office:value-type="float" office:value="50.33" calcext:value-type="float">
            <text:p>50.33</text:p>
          </table:table-cell>
          <table:table-cell/>
          <table:table-cell table:formula="of:=COM.MICROSOFT.CONCAT(&quot;&quot;&quot;&quot;;[.$B8];&quot;&quot;&quot;&quot;;&quot;:&quot;)" office:value-type="string" office:string-value="&quot;Carbohydrate, by difference &quot;:" calcext:value-type="string">
            <text:p>"Carbohydrate, by difference ":</text:p>
          </table:table-cell>
          <table:table-cell table:formula="of:=COM.MICROSOFT.CONCAT(&quot;&quot;&quot;&quot;;[.D8];&quot; &quot;;[.C8];&quot;&quot;&quot;&quot;;&quot;,&quot;)" office:value-type="string" office:string-value="&quot;14.98 g&quot;," calcext:value-type="string">
            <text:p>"14.98 g",</text:p>
          </table:table-cell>
          <table:table-cell/>
          <table:table-cell table:formula="of:=COM.MICROSOFT.CONCAT(&quot;&quot;&quot;&quot;;[.$B8];&quot;&quot;&quot;&quot;;&quot;:&quot;)" office:value-type="string" office:string-value="&quot;Carbohydrate, by difference &quot;:" calcext:value-type="string">
            <text:p>"Carbohydrate, by difference ":</text:p>
          </table:table-cell>
          <table:table-cell table:formula="of:=COM.MICROSOFT.CONCAT(&quot;&quot;&quot;&quot;;[.E8];&quot; &quot;;[.C8];&quot;&quot;&quot;&quot;;&quot;,&quot;)" office:value-type="string" office:string-value="&quot;50.33 g&quot;," calcext:value-type="string">
            <text:p>"50.33 g",</text:p>
          </table:table-cell>
        </table:table-row>
        <table:table-row table:style-name="ro1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1.6" calcext:value-type="float">
            <text:p>1.6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COM.MICROSOFT.CONCAT(&quot;&quot;&quot;&quot;;[.$B9];&quot;&quot;&quot;&quot;;&quot;:&quot;)" office:value-type="string" office:string-value="&quot;Fiber, total dietary &quot;:" calcext:value-type="string">
            <text:p>"Fiber, total dietary ":</text:p>
          </table:table-cell>
          <table:table-cell table:formula="of:=COM.MICROSOFT.CONCAT(&quot;&quot;&quot;&quot;;[.D9];&quot; &quot;;[.C9];&quot;&quot;&quot;&quot;;&quot;,&quot;)" office:value-type="string" office:string-value="&quot;1.6 g&quot;," calcext:value-type="string">
            <text:p>"1.6 g",</text:p>
          </table:table-cell>
          <table:table-cell/>
          <table:table-cell table:formula="of:=COM.MICROSOFT.CONCAT(&quot;&quot;&quot;&quot;;[.$B9];&quot;&quot;&quot;&quot;;&quot;:&quot;)" office:value-type="string" office:string-value="&quot;Fiber, total dietary &quot;:" calcext:value-type="string">
            <text:p>"Fiber, total dietary ":</text:p>
          </table:table-cell>
          <table:table-cell table:formula="of:=COM.MICROSOFT.CONCAT(&quot;&quot;&quot;&quot;;[.E9];&quot; &quot;;[.C9];&quot;&quot;&quot;&quot;;&quot;,&quot;)" office:value-type="string" office:string-value="&quot;5.4 g&quot;," calcext:value-type="string">
            <text:p>"5.4 g",</text:p>
          </table:table-cell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13.66" calcext:value-type="float">
            <text:p>13.66</text:p>
          </table:table-cell>
          <table:table-cell office:value-type="float" office:value="45.9" calcext:value-type="float">
            <text:p>45.9</text:p>
          </table:table-cell>
          <table:table-cell/>
          <table:table-cell table:formula="of:=COM.MICROSOFT.CONCAT(&quot;&quot;&quot;&quot;;[.$B10];&quot;&quot;&quot;&quot;;&quot;:&quot;)" office:value-type="string" office:string-value="&quot;Sugars, total &quot;:" calcext:value-type="string">
            <text:p>"Sugars, total ":</text:p>
          </table:table-cell>
          <table:table-cell table:formula="of:=COM.MICROSOFT.CONCAT(&quot;&quot;&quot;&quot;;[.D10];&quot; &quot;;[.C10];&quot;&quot;&quot;&quot;;&quot;,&quot;)" office:value-type="string" office:string-value="&quot;13.66 g&quot;," calcext:value-type="string">
            <text:p>"13.66 g",</text:p>
          </table:table-cell>
          <table:table-cell/>
          <table:table-cell table:formula="of:=COM.MICROSOFT.CONCAT(&quot;&quot;&quot;&quot;;[.$B10];&quot;&quot;&quot;&quot;;&quot;:&quot;)" office:value-type="string" office:string-value="&quot;Sugars, total &quot;:" calcext:value-type="string">
            <text:p>"Sugars, total ":</text:p>
          </table:table-cell>
          <table:table-cell table:formula="of:=COM.MICROSOFT.CONCAT(&quot;&quot;&quot;&quot;;[.E10];&quot; &quot;;[.C10];&quot;&quot;&quot;&quot;;&quot;,&quot;)" office:value-type="string" office:string-value="&quot;45.9 g&quot;," calcext:value-type="string">
            <text:p>"45.9 g",</text:p>
          </table:table-cell>
        </table:table-row>
        <table:table-row table:style-name="ro1">
          <table:table-cell/>
          <table:table-cell office:value-type="string" calcext:value-type="string">
            <text:p>Minerals</text:p>
          </table:table-cell>
          <table:table-cell table:style-name="ce1" table:number-columns-repeated="3"/>
          <table:table-cell/>
          <table:table-cell table:formula="of:=COM.MICROSOFT.CONCAT(&quot;&quot;&quot;&quot;;[.$B11];&quot;&quot;&quot;&quot;;&quot;:&quot;)" office:value-type="string" office:string-value="&quot;Minerals&quot;:" calcext:value-type="string">
            <text:p>"Minerals":</text:p>
          </table:table-cell>
          <table:table-cell table:formula="of:=COM.MICROSOFT.CONCAT(&quot;&quot;&quot;&quot;;[.D11];&quot; &quot;;[.C11];&quot;&quot;&quot;&quot;;&quot;,&quot;)" office:value-type="string" office:string-value="&quot; &quot;," calcext:value-type="string">
            <text:p>" ",</text:p>
          </table:table-cell>
          <table:table-cell/>
          <table:table-cell table:formula="of:=COM.MICROSOFT.CONCAT(&quot;&quot;&quot;&quot;;[.$B11];&quot;&quot;&quot;&quot;;&quot;:&quot;)" office:value-type="string" office:string-value="&quot;Minerals&quot;:" calcext:value-type="string">
            <text:p>"Minerals":</text:p>
          </table:table-cell>
          <table:table-cell table:formula="of:=COM.MICROSOFT.CONCAT(&quot;&quot;&quot;&quot;;[.E11];&quot; &quot;;[.C11];&quot;&quot;&quot;&quot;;&quot;,&quot;)" office:value-type="string" office:string-value="&quot; &quot;," calcext:value-type="string">
            <text:p>" ",</text:p>
          </table:table-cell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M.MICROSOFT.CONCAT(&quot;&quot;&quot;&quot;;[.$B12];&quot;&quot;&quot;&quot;;&quot;:&quot;)" office:value-type="string" office:string-value="&quot;Calcium, Ca &quot;:" calcext:value-type="string">
            <text:p>"Calcium, Ca ":</text:p>
          </table:table-cell>
          <table:table-cell table:formula="of:=COM.MICROSOFT.CONCAT(&quot;&quot;&quot;&quot;;[.D12];&quot; &quot;;[.C12];&quot;&quot;&quot;&quot;;&quot;,&quot;)" office:value-type="string" office:string-value="&quot;11 mg&quot;," calcext:value-type="string">
            <text:p>"11 mg",</text:p>
          </table:table-cell>
          <table:table-cell/>
          <table:table-cell table:formula="of:=COM.MICROSOFT.CONCAT(&quot;&quot;&quot;&quot;;[.$B12];&quot;&quot;&quot;&quot;;&quot;:&quot;)" office:value-type="string" office:string-value="&quot;Calcium, Ca &quot;:" calcext:value-type="string">
            <text:p>"Calcium, Ca ":</text:p>
          </table:table-cell>
          <table:table-cell table:formula="of:=COM.MICROSOFT.CONCAT(&quot;&quot;&quot;&quot;;[.E12];&quot; &quot;;[.C12];&quot;&quot;&quot;&quot;;&quot;,&quot;)" office:value-type="string" office:string-value="&quot;37 mg&quot;," calcext:value-type="string">
            <text:p>"37 mg",</text:p>
          </table:table-cell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COM.MICROSOFT.CONCAT(&quot;&quot;&quot;&quot;;[.$B13];&quot;&quot;&quot;&quot;;&quot;:&quot;)" office:value-type="string" office:string-value="&quot;Iron, Fe &quot;:" calcext:value-type="string">
            <text:p>"Iron, Fe ":</text:p>
          </table:table-cell>
          <table:table-cell table:formula="of:=COM.MICROSOFT.CONCAT(&quot;&quot;&quot;&quot;;[.D13];&quot; &quot;;[.C13];&quot;&quot;&quot;&quot;;&quot;,&quot;)" office:value-type="string" office:string-value="&quot;0.16 mg&quot;," calcext:value-type="string">
            <text:p>"0.16 mg",</text:p>
          </table:table-cell>
          <table:table-cell/>
          <table:table-cell table:formula="of:=COM.MICROSOFT.CONCAT(&quot;&quot;&quot;&quot;;[.$B13];&quot;&quot;&quot;&quot;;&quot;:&quot;)" office:value-type="string" office:string-value="&quot;Iron, Fe &quot;:" calcext:value-type="string">
            <text:p>"Iron, Fe ":</text:p>
          </table:table-cell>
          <table:table-cell table:formula="of:=COM.MICROSOFT.CONCAT(&quot;&quot;&quot;&quot;;[.E13];&quot; &quot;;[.C13];&quot;&quot;&quot;&quot;;&quot;,&quot;)" office:value-type="string" office:string-value="&quot;0.54 mg&quot;," calcext:value-type="string">
            <text:p>"0.54 mg",</text:p>
          </table:table-cell>
        </table:table-row>
        <table:table-row table:style-name="ro1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M.MICROSOFT.CONCAT(&quot;&quot;&quot;&quot;;[.$B14];&quot;&quot;&quot;&quot;;&quot;:&quot;)" office:value-type="string" office:string-value="&quot;Magnesium, Mg &quot;:" calcext:value-type="string">
            <text:p>"Magnesium, Mg ":</text:p>
          </table:table-cell>
          <table:table-cell table:formula="of:=COM.MICROSOFT.CONCAT(&quot;&quot;&quot;&quot;;[.D14];&quot; &quot;;[.C14];&quot;&quot;&quot;&quot;;&quot;,&quot;)" office:value-type="string" office:string-value="&quot;10 mg&quot;," calcext:value-type="string">
            <text:p>"10 mg",</text:p>
          </table:table-cell>
          <table:table-cell/>
          <table:table-cell table:formula="of:=COM.MICROSOFT.CONCAT(&quot;&quot;&quot;&quot;;[.$B14];&quot;&quot;&quot;&quot;;&quot;:&quot;)" office:value-type="string" office:string-value="&quot;Magnesium, Mg &quot;:" calcext:value-type="string">
            <text:p>"Magnesium, Mg ":</text:p>
          </table:table-cell>
          <table:table-cell table:formula="of:=COM.MICROSOFT.CONCAT(&quot;&quot;&quot;&quot;;[.E14];&quot; &quot;;[.C14];&quot;&quot;&quot;&quot;;&quot;,&quot;)" office:value-type="string" office:string-value="&quot;34 mg&quot;," calcext:value-type="string">
            <text:p>"34 mg",</text:p>
          </table:table-cell>
        </table:table-row>
        <table:table-row table:style-name="ro1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M.MICROSOFT.CONCAT(&quot;&quot;&quot;&quot;;[.$B15];&quot;&quot;&quot;&quot;;&quot;:&quot;)" office:value-type="string" office:string-value="&quot;Phosphorus, P &quot;:" calcext:value-type="string">
            <text:p>"Phosphorus, P ":</text:p>
          </table:table-cell>
          <table:table-cell table:formula="of:=COM.MICROSOFT.CONCAT(&quot;&quot;&quot;&quot;;[.D15];&quot; &quot;;[.C15];&quot;&quot;&quot;&quot;;&quot;,&quot;)" office:value-type="string" office:string-value="&quot;14 mg&quot;," calcext:value-type="string">
            <text:p>"14 mg",</text:p>
          </table:table-cell>
          <table:table-cell/>
          <table:table-cell table:formula="of:=COM.MICROSOFT.CONCAT(&quot;&quot;&quot;&quot;;[.$B15];&quot;&quot;&quot;&quot;;&quot;:&quot;)" office:value-type="string" office:string-value="&quot;Phosphorus, P &quot;:" calcext:value-type="string">
            <text:p>"Phosphorus, P ":</text:p>
          </table:table-cell>
          <table:table-cell table:formula="of:=COM.MICROSOFT.CONCAT(&quot;&quot;&quot;&quot;;[.E15];&quot; &quot;;[.C15];&quot;&quot;&quot;&quot;;&quot;,&quot;)" office:value-type="string" office:string-value="&quot;47 mg&quot;," calcext:value-type="string">
            <text:p>"47 mg",</text:p>
          </table:table-cell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168" calcext:value-type="float">
            <text:p>168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COM.MICROSOFT.CONCAT(&quot;&quot;&quot;&quot;;[.$B16];&quot;&quot;&quot;&quot;;&quot;:&quot;)" office:value-type="string" office:string-value="&quot;Potassium, K &quot;:" calcext:value-type="string">
            <text:p>"Potassium, K ":</text:p>
          </table:table-cell>
          <table:table-cell table:formula="of:=COM.MICROSOFT.CONCAT(&quot;&quot;&quot;&quot;;[.D16];&quot; &quot;;[.C16];&quot;&quot;&quot;&quot;;&quot;,&quot;)" office:value-type="string" office:string-value="&quot;168 mg&quot;," calcext:value-type="string">
            <text:p>"168 mg",</text:p>
          </table:table-cell>
          <table:table-cell/>
          <table:table-cell table:formula="of:=COM.MICROSOFT.CONCAT(&quot;&quot;&quot;&quot;;[.$B16];&quot;&quot;&quot;&quot;;&quot;:&quot;)" office:value-type="string" office:string-value="&quot;Potassium, K &quot;:" calcext:value-type="string">
            <text:p>"Potassium, K ":</text:p>
          </table:table-cell>
          <table:table-cell table:formula="of:=COM.MICROSOFT.CONCAT(&quot;&quot;&quot;&quot;;[.E16];&quot; &quot;;[.C16];&quot;&quot;&quot;&quot;;&quot;,&quot;)" office:value-type="string" office:string-value="&quot;564 mg&quot;," calcext:value-type="string">
            <text:p>"564 mg",</text:p>
          </table:table-cell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&quot;&quot;&quot;&quot;;[.$B17];&quot;&quot;&quot;&quot;;&quot;:&quot;)" office:value-type="string" office:string-value="&quot;Sodium, Na &quot;:" calcext:value-type="string">
            <text:p>"Sodium, Na ":</text:p>
          </table:table-cell>
          <table:table-cell table:formula="of:=COM.MICROSOFT.CONCAT(&quot;&quot;&quot;&quot;;[.D17];&quot; &quot;;[.C17];&quot;&quot;&quot;&quot;;&quot;,&quot;)" office:value-type="string" office:string-value="&quot;1 mg&quot;," calcext:value-type="string">
            <text:p>"1 mg",</text:p>
          </table:table-cell>
          <table:table-cell/>
          <table:table-cell table:formula="of:=COM.MICROSOFT.CONCAT(&quot;&quot;&quot;&quot;;[.$B17];&quot;&quot;&quot;&quot;;&quot;:&quot;)" office:value-type="string" office:string-value="&quot;Sodium, Na &quot;:" calcext:value-type="string">
            <text:p>"Sodium, Na ":</text:p>
          </table:table-cell>
          <table:table-cell table:formula="of:=COM.MICROSOFT.CONCAT(&quot;&quot;&quot;&quot;;[.E17];&quot; &quot;;[.C17];&quot;&quot;&quot;&quot;;&quot;,&quot;)" office:value-type="string" office:string-value="&quot;3 mg&quot;," calcext:value-type="string">
            <text:p>"3 mg",</text:p>
          </table:table-cell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COM.MICROSOFT.CONCAT(&quot;&quot;&quot;&quot;;[.$B18];&quot;&quot;&quot;&quot;;&quot;:&quot;)" office:value-type="string" office:string-value="&quot;Zinc, Zn &quot;:" calcext:value-type="string">
            <text:p>"Zinc, Zn ":</text:p>
          </table:table-cell>
          <table:table-cell table:formula="of:=COM.MICROSOFT.CONCAT(&quot;&quot;&quot;&quot;;[.D18];&quot; &quot;;[.C18];&quot;&quot;&quot;&quot;;&quot;,&quot;)" office:value-type="string" office:string-value="&quot;0.09 mg&quot;," calcext:value-type="string">
            <text:p>"0.09 mg",</text:p>
          </table:table-cell>
          <table:table-cell/>
          <table:table-cell table:formula="of:=COM.MICROSOFT.CONCAT(&quot;&quot;&quot;&quot;;[.$B18];&quot;&quot;&quot;&quot;;&quot;:&quot;)" office:value-type="string" office:string-value="&quot;Zinc, Zn &quot;:" calcext:value-type="string">
            <text:p>"Zinc, Zn ":</text:p>
          </table:table-cell>
          <table:table-cell table:formula="of:=COM.MICROSOFT.CONCAT(&quot;&quot;&quot;&quot;;[.E18];&quot; &quot;;[.C18];&quot;&quot;&quot;&quot;;&quot;,&quot;)" office:value-type="string" office:string-value="&quot;0.3 mg&quot;," calcext:value-type="string">
            <text:p>"0.3 mg",</text:p>
          </table:table-cell>
        </table:table-row>
        <table:table-row table:style-name="ro1">
          <table:table-cell/>
          <table:table-cell office:value-type="string" calcext:value-type="string">
            <text:p>Vitamins</text:p>
          </table:table-cell>
          <table:table-cell table:style-name="ce1" table:number-columns-repeated="3"/>
          <table:table-cell/>
          <table:table-cell table:formula="of:=COM.MICROSOFT.CONCAT(&quot;&quot;&quot;&quot;;[.$B19];&quot;&quot;&quot;&quot;;&quot;:&quot;)" office:value-type="string" office:string-value="&quot;Vitamins&quot;:" calcext:value-type="string">
            <text:p>"Vitamins":</text:p>
          </table:table-cell>
          <table:table-cell table:formula="of:=COM.MICROSOFT.CONCAT(&quot;&quot;&quot;&quot;;[.D19];&quot; &quot;;[.C19];&quot;&quot;&quot;&quot;;&quot;,&quot;)" office:value-type="string" office:string-value="&quot; &quot;," calcext:value-type="string">
            <text:p>" ",</text:p>
          </table:table-cell>
          <table:table-cell/>
          <table:table-cell table:formula="of:=COM.MICROSOFT.CONCAT(&quot;&quot;&quot;&quot;;[.$B19];&quot;&quot;&quot;&quot;;&quot;:&quot;)" office:value-type="string" office:string-value="&quot;Vitamins&quot;:" calcext:value-type="string">
            <text:p>"Vitamins":</text:p>
          </table:table-cell>
          <table:table-cell table:formula="of:=COM.MICROSOFT.CONCAT(&quot;&quot;&quot;&quot;;[.E19];&quot; &quot;;[.C19];&quot;&quot;&quot;&quot;;&quot;,&quot;)" office:value-type="string" office:string-value="&quot; &quot;," calcext:value-type="string">
            <text:p>" ",</text:p>
          </table:table-cell>
        </table:table-row>
        <table:table-row table:style-name="ro2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36.4" calcext:value-type="float">
            <text:p>36.4</text:p>
          </table:table-cell>
          <table:table-cell office:value-type="float" office:value="122.3" calcext:value-type="float">
            <text:p>122.3</text:p>
          </table:table-cell>
          <table:table-cell/>
          <table:table-cell table:formula="of:=COM.MICROSOFT.CONCAT(&quot;&quot;&quot;&quot;;[.$B20];&quot;&quot;&quot;&quot;;&quot;:&quot;)" office:value-type="string" office:string-value="&quot;Vitamin C, total ascorbic acid &quot;:" calcext:value-type="string">
            <text:p>"Vitamin C, total ascorbic acid ":</text:p>
          </table:table-cell>
          <table:table-cell table:formula="of:=COM.MICROSOFT.CONCAT(&quot;&quot;&quot;&quot;;[.D20];&quot; &quot;;[.C20];&quot;&quot;&quot;&quot;;&quot;,&quot;)" office:value-type="string" office:string-value="&quot;36.4 mg&quot;," calcext:value-type="string">
            <text:p>"36.4 mg",</text:p>
          </table:table-cell>
          <table:table-cell/>
          <table:table-cell table:formula="of:=COM.MICROSOFT.CONCAT(&quot;&quot;&quot;&quot;;[.$B20];&quot;&quot;&quot;&quot;;&quot;:&quot;)" office:value-type="string" office:string-value="&quot;Vitamin C, total ascorbic acid &quot;:" calcext:value-type="string">
            <text:p>"Vitamin C, total ascorbic acid ":</text:p>
          </table:table-cell>
          <table:table-cell table:formula="of:=COM.MICROSOFT.CONCAT(&quot;&quot;&quot;&quot;;[.E20];&quot; &quot;;[.C20];&quot;&quot;&quot;&quot;;&quot;,&quot;)" office:value-type="string" office:string-value="&quot;122.3 mg&quot;," calcext:value-type="string">
            <text:p>"122.3 mg",</text:p>
          </table:table-cell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4" calcext:value-type="float">
            <text:p>0.094</text:p>
          </table:table-cell>
          <table:table-cell/>
          <table:table-cell table:formula="of:=COM.MICROSOFT.CONCAT(&quot;&quot;&quot;&quot;;[.$B21];&quot;&quot;&quot;&quot;;&quot;:&quot;)" office:value-type="string" office:string-value="&quot;Thiamin &quot;:" calcext:value-type="string">
            <text:p>"Thiamin ":</text:p>
          </table:table-cell>
          <table:table-cell table:formula="of:=COM.MICROSOFT.CONCAT(&quot;&quot;&quot;&quot;;[.D21];&quot; &quot;;[.C21];&quot;&quot;&quot;&quot;;&quot;,&quot;)" office:value-type="string" office:string-value="&quot;0.028 mg&quot;," calcext:value-type="string">
            <text:p>"0.028 mg",</text:p>
          </table:table-cell>
          <table:table-cell/>
          <table:table-cell table:formula="of:=COM.MICROSOFT.CONCAT(&quot;&quot;&quot;&quot;;[.$B21];&quot;&quot;&quot;&quot;;&quot;:&quot;)" office:value-type="string" office:string-value="&quot;Thiamin &quot;:" calcext:value-type="string">
            <text:p>"Thiamin ":</text:p>
          </table:table-cell>
          <table:table-cell table:formula="of:=COM.MICROSOFT.CONCAT(&quot;&quot;&quot;&quot;;[.E21];&quot; &quot;;[.C21];&quot;&quot;&quot;&quot;;&quot;,&quot;)" office:value-type="string" office:string-value="&quot;0.094 mg&quot;," calcext:value-type="string">
            <text:p>"0.094 mg",</text:p>
          </table:table-cell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COM.MICROSOFT.CONCAT(&quot;&quot;&quot;&quot;;[.$B22];&quot;&quot;&quot;&quot;;&quot;:&quot;)" office:value-type="string" office:string-value="&quot;Riboflavin &quot;:" calcext:value-type="string">
            <text:p>"Riboflavin ":</text:p>
          </table:table-cell>
          <table:table-cell table:formula="of:=COM.MICROSOFT.CONCAT(&quot;&quot;&quot;&quot;;[.D22];&quot; &quot;;[.C22];&quot;&quot;&quot;&quot;;&quot;,&quot;)" office:value-type="string" office:string-value="&quot;0.038 mg&quot;," calcext:value-type="string">
            <text:p>"0.038 mg",</text:p>
          </table:table-cell>
          <table:table-cell/>
          <table:table-cell table:formula="of:=COM.MICROSOFT.CONCAT(&quot;&quot;&quot;&quot;;[.$B22];&quot;&quot;&quot;&quot;;&quot;:&quot;)" office:value-type="string" office:string-value="&quot;Riboflavin &quot;:" calcext:value-type="string">
            <text:p>"Riboflavin ":</text:p>
          </table:table-cell>
          <table:table-cell table:formula="of:=COM.MICROSOFT.CONCAT(&quot;&quot;&quot;&quot;;[.E22];&quot; &quot;;[.C22];&quot;&quot;&quot;&quot;;&quot;,&quot;)" office:value-type="string" office:string-value="&quot;0.128 mg&quot;," calcext:value-type="string">
            <text:p>"0.128 mg",</text:p>
          </table:table-cell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669" calcext:value-type="float">
            <text:p>0.669</text:p>
          </table:table-cell>
          <table:table-cell office:value-type="float" office:value="2.248" calcext:value-type="float">
            <text:p>2.248</text:p>
          </table:table-cell>
          <table:table-cell/>
          <table:table-cell table:formula="of:=COM.MICROSOFT.CONCAT(&quot;&quot;&quot;&quot;;[.$B23];&quot;&quot;&quot;&quot;;&quot;:&quot;)" office:value-type="string" office:string-value="&quot;Niacin &quot;:" calcext:value-type="string">
            <text:p>"Niacin ":</text:p>
          </table:table-cell>
          <table:table-cell table:formula="of:=COM.MICROSOFT.CONCAT(&quot;&quot;&quot;&quot;;[.D23];&quot; &quot;;[.C23];&quot;&quot;&quot;&quot;;&quot;,&quot;)" office:value-type="string" office:string-value="&quot;0.669 mg&quot;," calcext:value-type="string">
            <text:p>"0.669 mg",</text:p>
          </table:table-cell>
          <table:table-cell/>
          <table:table-cell table:formula="of:=COM.MICROSOFT.CONCAT(&quot;&quot;&quot;&quot;;[.$B23];&quot;&quot;&quot;&quot;;&quot;:&quot;)" office:value-type="string" office:string-value="&quot;Niacin &quot;:" calcext:value-type="string">
            <text:p>"Niacin ":</text:p>
          </table:table-cell>
          <table:table-cell table:formula="of:=COM.MICROSOFT.CONCAT(&quot;&quot;&quot;&quot;;[.E23];&quot; &quot;;[.C23];&quot;&quot;&quot;&quot;;&quot;,&quot;)" office:value-type="string" office:string-value="&quot;2.248 mg&quot;," calcext:value-type="string">
            <text:p>"2.248 mg",</text:p>
          </table:table-cell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119" calcext:value-type="float">
            <text:p>0.119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COM.MICROSOFT.CONCAT(&quot;&quot;&quot;&quot;;[.$B24];&quot;&quot;&quot;&quot;;&quot;:&quot;)" office:value-type="string" office:string-value="&quot;Vitamin B-6 &quot;:" calcext:value-type="string">
            <text:p>"Vitamin B-6 ":</text:p>
          </table:table-cell>
          <table:table-cell table:formula="of:=COM.MICROSOFT.CONCAT(&quot;&quot;&quot;&quot;;[.D24];&quot; &quot;;[.C24];&quot;&quot;&quot;&quot;;&quot;,&quot;)" office:value-type="string" office:string-value="&quot;0.119 mg&quot;," calcext:value-type="string">
            <text:p>"0.119 mg",</text:p>
          </table:table-cell>
          <table:table-cell/>
          <table:table-cell table:formula="of:=COM.MICROSOFT.CONCAT(&quot;&quot;&quot;&quot;;[.$B24];&quot;&quot;&quot;&quot;;&quot;:&quot;)" office:value-type="string" office:string-value="&quot;Vitamin B-6 &quot;:" calcext:value-type="string">
            <text:p>"Vitamin B-6 ":</text:p>
          </table:table-cell>
          <table:table-cell table:formula="of:=COM.MICROSOFT.CONCAT(&quot;&quot;&quot;&quot;;[.E24];&quot; &quot;;[.C24];&quot;&quot;&quot;&quot;;&quot;,&quot;)" office:value-type="string" office:string-value="&quot;0.4 mg&quot;," calcext:value-type="string">
            <text:p>"0.4 mg",</text:p>
          </table:table-cell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COM.MICROSOFT.CONCAT(&quot;&quot;&quot;&quot;;[.$B25];&quot;&quot;&quot;&quot;;&quot;:&quot;)" office:value-type="string" office:string-value="&quot;Folate, DFE &quot;:" calcext:value-type="string">
            <text:p>"Folate, DFE ":</text:p>
          </table:table-cell>
          <table:table-cell table:formula="of:=COM.MICROSOFT.CONCAT(&quot;&quot;&quot;&quot;;[.D25];&quot; &quot;;[.C25];&quot;&quot;&quot;&quot;;&quot;,&quot;)" office:value-type="string" office:string-value="&quot;43 µg&quot;," calcext:value-type="string">
            <text:p>"43 µg",</text:p>
          </table:table-cell>
          <table:table-cell/>
          <table:table-cell table:formula="of:=COM.MICROSOFT.CONCAT(&quot;&quot;&quot;&quot;;[.$B25];&quot;&quot;&quot;&quot;;&quot;:&quot;)" office:value-type="string" office:string-value="&quot;Folate, DFE &quot;:" calcext:value-type="string">
            <text:p>"Folate, DFE ":</text:p>
          </table:table-cell>
          <table:table-cell table:formula="of:=COM.MICROSOFT.CONCAT(&quot;&quot;&quot;&quot;;[.E25];&quot; &quot;;[.C25];&quot;&quot;&quot;&quot;;&quot;,&quot;)" office:value-type="string" office:string-value="&quot;144 µg&quot;," calcext:value-type="string">
            <text:p>"144 µg",</text:p>
          </table:table-cell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&quot;&quot;&quot;&quot;;[.$B26];&quot;&quot;&quot;&quot;;&quot;:&quot;)" office:value-type="string" office:string-value="&quot;Vitamin B-12 &quot;:" calcext:value-type="string">
            <text:p>"Vitamin B-12 ":</text:p>
          </table:table-cell>
          <table:table-cell table:formula="of:=COM.MICROSOFT.CONCAT(&quot;&quot;&quot;&quot;;[.D26];&quot; &quot;;[.C26];&quot;&quot;&quot;&quot;;&quot;,&quot;)" office:value-type="string" office:string-value="&quot;0 µg&quot;," calcext:value-type="string">
            <text:p>"0 µg",</text:p>
          </table:table-cell>
          <table:table-cell/>
          <table:table-cell table:formula="of:=COM.MICROSOFT.CONCAT(&quot;&quot;&quot;&quot;;[.$B26];&quot;&quot;&quot;&quot;;&quot;:&quot;)" office:value-type="string" office:string-value="&quot;Vitamin B-12 &quot;:" calcext:value-type="string">
            <text:p>"Vitamin B-12 ":</text:p>
          </table:table-cell>
          <table:table-cell table:formula="of:=COM.MICROSOFT.CONCAT(&quot;&quot;&quot;&quot;;[.E26];&quot; &quot;;[.C26];&quot;&quot;&quot;&quot;;&quot;,&quot;)" office:value-type="string" office:string-value="&quot;0 µg&quot;," calcext:value-type="string">
            <text:p>"0 µg",</text:p>
          </table:table-cell>
        </table:table-row>
        <table:table-row table:style-name="ro1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office:value-type="float" office:value="54" calcext:value-type="float">
            <text:p>54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COM.MICROSOFT.CONCAT(&quot;&quot;&quot;&quot;;[.$B27];&quot;&quot;&quot;&quot;;&quot;:&quot;)" office:value-type="string" office:string-value="&quot;Vitamin A, RAE &quot;:" calcext:value-type="string">
            <text:p>"Vitamin A, RAE ":</text:p>
          </table:table-cell>
          <table:table-cell table:formula="of:=COM.MICROSOFT.CONCAT(&quot;&quot;&quot;&quot;;[.D27];&quot; &quot;;[.C27];&quot;&quot;&quot;&quot;;&quot;,&quot;)" office:value-type="string" office:string-value="&quot;54 µg&quot;," calcext:value-type="string">
            <text:p>"54 µg",</text:p>
          </table:table-cell>
          <table:table-cell/>
          <table:table-cell table:formula="of:=COM.MICROSOFT.CONCAT(&quot;&quot;&quot;&quot;;[.$B27];&quot;&quot;&quot;&quot;;&quot;:&quot;)" office:value-type="string" office:string-value="&quot;Vitamin A, RAE &quot;:" calcext:value-type="string">
            <text:p>"Vitamin A, RAE ":</text:p>
          </table:table-cell>
          <table:table-cell table:formula="of:=COM.MICROSOFT.CONCAT(&quot;&quot;&quot;&quot;;[.E27];&quot; &quot;;[.C27];&quot;&quot;&quot;&quot;;&quot;,&quot;)" office:value-type="string" office:string-value="&quot;181 µg&quot;," calcext:value-type="string">
            <text:p>"181 µg",</text:p>
          </table:table-cell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1082" calcext:value-type="float">
            <text:p>1082</text:p>
          </table:table-cell>
          <table:table-cell office:value-type="float" office:value="3636" calcext:value-type="float">
            <text:p>3636</text:p>
          </table:table-cell>
          <table:table-cell/>
          <table:table-cell table:formula="of:=COM.MICROSOFT.CONCAT(&quot;&quot;&quot;&quot;;[.$B28];&quot;&quot;&quot;&quot;;&quot;:&quot;)" office:value-type="string" office:string-value="&quot;Vitamin A, IU &quot;:" calcext:value-type="string">
            <text:p>"Vitamin A, IU ":</text:p>
          </table:table-cell>
          <table:table-cell table:formula="of:=COM.MICROSOFT.CONCAT(&quot;&quot;&quot;&quot;;[.D28];&quot; &quot;;[.C28];&quot;&quot;&quot;&quot;;&quot;,&quot;)" office:value-type="string" office:string-value="&quot;1082 IU&quot;," calcext:value-type="string">
            <text:p>"1082 IU",</text:p>
          </table:table-cell>
          <table:table-cell/>
          <table:table-cell table:formula="of:=COM.MICROSOFT.CONCAT(&quot;&quot;&quot;&quot;;[.$B28];&quot;&quot;&quot;&quot;;&quot;:&quot;)" office:value-type="string" office:string-value="&quot;Vitamin A, IU &quot;:" calcext:value-type="string">
            <text:p>"Vitamin A, IU ":</text:p>
          </table:table-cell>
          <table:table-cell table:formula="of:=COM.MICROSOFT.CONCAT(&quot;&quot;&quot;&quot;;[.E28];&quot; &quot;;[.C28];&quot;&quot;&quot;&quot;;&quot;,&quot;)" office:value-type="string" office:string-value="&quot;3636 IU&quot;," calcext:value-type="string">
            <text:p>"3636 IU",</text:p>
          </table:table-cell>
        </table:table-row>
        <table:table-row table:style-name="ro2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9" calcext:value-type="float">
            <text:p>0.9</text:p>
          </table:table-cell>
          <table:table-cell office:value-type="float" office:value="3.02" calcext:value-type="float">
            <text:p>3.02</text:p>
          </table:table-cell>
          <table:table-cell/>
          <table:table-cell table:formula="of:=COM.MICROSOFT.CONCAT(&quot;&quot;&quot;&quot;;[.$B29];&quot;&quot;&quot;&quot;;&quot;:&quot;)" office:value-type="string" office:string-value="&quot;Vitamin E (alpha-tocopherol) &quot;:" calcext:value-type="string">
            <text:p>"Vitamin E (alpha-tocopherol) ":</text:p>
          </table:table-cell>
          <table:table-cell table:formula="of:=COM.MICROSOFT.CONCAT(&quot;&quot;&quot;&quot;;[.D29];&quot; &quot;;[.C29];&quot;&quot;&quot;&quot;;&quot;,&quot;)" office:value-type="string" office:string-value="&quot;0.9 mg&quot;," calcext:value-type="string">
            <text:p>"0.9 mg",</text:p>
          </table:table-cell>
          <table:table-cell/>
          <table:table-cell table:formula="of:=COM.MICROSOFT.CONCAT(&quot;&quot;&quot;&quot;;[.$B29];&quot;&quot;&quot;&quot;;&quot;:&quot;)" office:value-type="string" office:string-value="&quot;Vitamin E (alpha-tocopherol) &quot;:" calcext:value-type="string">
            <text:p>"Vitamin E (alpha-tocopherol) ":</text:p>
          </table:table-cell>
          <table:table-cell table:formula="of:=COM.MICROSOFT.CONCAT(&quot;&quot;&quot;&quot;;[.E29];&quot; &quot;;[.C29];&quot;&quot;&quot;&quot;;&quot;,&quot;)" office:value-type="string" office:string-value="&quot;3.02 mg&quot;," calcext:value-type="string">
            <text:p>"3.02 mg",</text:p>
          </table:table-cell>
        </table:table-row>
        <table:table-row table:style-name="ro1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&quot;&quot;&quot;&quot;;[.$B30];&quot;&quot;&quot;&quot;;&quot;:&quot;)" office:value-type="string" office:string-value="&quot;Vitamin D (D2 + D3) &quot;:" calcext:value-type="string">
            <text:p>"Vitamin D (D2 + D3) ":</text:p>
          </table:table-cell>
          <table:table-cell table:formula="of:=COM.MICROSOFT.CONCAT(&quot;&quot;&quot;&quot;;[.D30];&quot; &quot;;[.C30];&quot;&quot;&quot;&quot;;&quot;,&quot;)" office:value-type="string" office:string-value="&quot;0 µg&quot;," calcext:value-type="string">
            <text:p>"0 µg",</text:p>
          </table:table-cell>
          <table:table-cell/>
          <table:table-cell table:formula="of:=COM.MICROSOFT.CONCAT(&quot;&quot;&quot;&quot;;[.$B30];&quot;&quot;&quot;&quot;;&quot;:&quot;)" office:value-type="string" office:string-value="&quot;Vitamin D (D2 + D3) &quot;:" calcext:value-type="string">
            <text:p>"Vitamin D (D2 + D3) ":</text:p>
          </table:table-cell>
          <table:table-cell table:formula="of:=COM.MICROSOFT.CONCAT(&quot;&quot;&quot;&quot;;[.E30];&quot; &quot;;[.C30];&quot;&quot;&quot;&quot;;&quot;,&quot;)" office:value-type="string" office:string-value="&quot;0 µg&quot;," calcext:value-type="string">
            <text:p>"0 µg",</text:p>
          </table:table-cell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&quot;&quot;&quot;&quot;;[.$B31];&quot;&quot;&quot;&quot;;&quot;:&quot;)" office:value-type="string" office:string-value="&quot;Vitamin D &quot;:" calcext:value-type="string">
            <text:p>"Vitamin D ":</text:p>
          </table:table-cell>
          <table:table-cell table:formula="of:=COM.MICROSOFT.CONCAT(&quot;&quot;&quot;&quot;;[.D31];&quot; &quot;;[.C31];&quot;&quot;&quot;&quot;;&quot;,&quot;)" office:value-type="string" office:string-value="&quot;0 IU&quot;," calcext:value-type="string">
            <text:p>"0 IU",</text:p>
          </table:table-cell>
          <table:table-cell/>
          <table:table-cell table:formula="of:=COM.MICROSOFT.CONCAT(&quot;&quot;&quot;&quot;;[.$B31];&quot;&quot;&quot;&quot;;&quot;:&quot;)" office:value-type="string" office:string-value="&quot;Vitamin D &quot;:" calcext:value-type="string">
            <text:p>"Vitamin D ":</text:p>
          </table:table-cell>
          <table:table-cell table:formula="of:=COM.MICROSOFT.CONCAT(&quot;&quot;&quot;&quot;;[.E31];&quot; &quot;;[.C31];&quot;&quot;&quot;&quot;;&quot;,&quot;)" office:value-type="string" office:string-value="&quot;0 IU&quot;," calcext:value-type="string">
            <text:p>"0 IU",</text:p>
          </table:table-cell>
        </table:table-row>
        <table:table-row table:style-name="ro2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office:value-type="float" office:value="4.2" calcext:value-type="float">
            <text:p>4.2</text:p>
          </table:table-cell>
          <table:table-cell office:value-type="float" office:value="14.1" calcext:value-type="float">
            <text:p>14.1</text:p>
          </table:table-cell>
          <table:table-cell/>
          <table:table-cell table:formula="of:=COM.MICROSOFT.CONCAT(&quot;&quot;&quot;&quot;;[.$B32];&quot;&quot;&quot;&quot;;&quot;:&quot;)" office:value-type="string" office:string-value="&quot;Vitamin K (phylloquinone) &quot;:" calcext:value-type="string">
            <text:p>"Vitamin K (phylloquinone) ":</text:p>
          </table:table-cell>
          <table:table-cell table:formula="of:=COM.MICROSOFT.CONCAT(&quot;&quot;&quot;&quot;;[.D32];&quot; &quot;;[.C32];&quot;&quot;&quot;&quot;)" office:value-type="string" office:string-value="&quot;4.2 µg&quot;" calcext:value-type="string">
            <text:p>"4.2 µg"</text:p>
          </table:table-cell>
          <table:table-cell/>
          <table:table-cell table:formula="of:=COM.MICROSOFT.CONCAT(&quot;&quot;&quot;&quot;;[.$B32];&quot;&quot;&quot;&quot;;&quot;:&quot;)" office:value-type="string" office:string-value="&quot;Vitamin K (phylloquinone) &quot;:" calcext:value-type="string">
            <text:p>"Vitamin K (phylloquinone) ":</text:p>
          </table:table-cell>
          <table:table-cell table:formula="of:=COM.MICROSOFT.CONCAT(&quot;&quot;&quot;&quot;;[.E32];&quot; &quot;;[.C32];&quot;&quot;&quot;&quot;)" office:value-type="string" office:string-value="&quot;14.1 µg&quot;" calcext:value-type="string">
            <text:p>"14.1 µg"</text:p>
          </table:table-cell>
        </table:table-row>
        <table:table-row table:style-name="ro1">
          <table:table-cell/>
          <table:table-cell table:style-name="ce3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Code: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4"/>
          <table:table-cell/>
          <table:table-cell table:style-name="ce4" table:formula="of:=COM.MICROSOFT.CONCAT([.G3:.H32])" office:value-type="string" office:string-value="“Portion”:”100gr”,&quot;Water &quot;:&quot;83.46 g&quot;,&quot;Energy &quot;:&quot;60 kcal&quot;,&quot;Protein &quot;:&quot;0.82 g&quot;,&quot;Total lipid (fat) &quot;:&quot;0.38 g&quot;,&quot;Carbohydrate, by difference &quot;:&quot;14.98 g&quot;,&quot;Fiber, total dietary &quot;:&quot;1.6 g&quot;,&quot;Sugars, total &quot;:&quot;13.66 g&quot;,&quot;Minerals&quot;:&quot; &quot;,&quot;Calcium, Ca &quot;:&quot;11 mg&quot;,&quot;Iron, Fe &quot;:&quot;0.16 mg&quot;,&quot;Magnesium, Mg &quot;:&quot;10 mg&quot;,&quot;Phosphorus, P &quot;:&quot;14 mg&quot;,&quot;Potassium, K &quot;:&quot;168 mg&quot;,&quot;Sodium, Na &quot;:&quot;1 mg&quot;,&quot;Zinc, Zn &quot;:&quot;0.09 mg&quot;,&quot;Vitamins&quot;:&quot; &quot;,&quot;Vitamin C, total ascorbic acid &quot;:&quot;36.4 mg&quot;,&quot;Thiamin &quot;:&quot;0.028 mg&quot;,&quot;Riboflavin &quot;:&quot;0.038 mg&quot;,&quot;Niacin &quot;:&quot;0.669 mg&quot;,&quot;Vitamin B-6 &quot;:&quot;0.119 mg&quot;,&quot;Folate, DFE &quot;:&quot;43 µg&quot;,&quot;Vitamin B-12 &quot;:&quot;0 µg&quot;,&quot;Vitamin A, RAE &quot;:&quot;54 µg&quot;,&quot;Vitamin A, IU &quot;:&quot;1082 IU&quot;,&quot;Vitamin E (alpha-tocopherol) &quot;:&quot;0.9 mg&quot;,&quot;Vitamin D (D2 + D3) &quot;:&quot;0 µg&quot;,&quot;Vitamin D &quot;:&quot;0 IU&quot;,&quot;Vitamin K (phylloquinone) &quot;:&quot;4.2 µg&quot;" calcext:value-type="string">
            <text:p>“Portion”:”100gr”,"Water ":"83.46 g","Energy ":"60 kcal","Protein ":"0.82 g","Total lipid (fat) ":"0.38 g","Carbohydrate, by difference ":"14.98 g","Fiber, total dietary ":"1.6 g","Sugars, total ":"13.66 g","Minerals":" ","Calcium, Ca ":"11 mg","Iron, Fe ":"0.16 mg","Magnesium, Mg ":"10 mg","Phosphorus, P ":"14 mg","Potassium, K ":"168 mg","Sodium, Na ":"1 mg","Zinc, Zn ":"0.09 mg","Vitamins":" ","Vitamin C, total ascorbic acid ":"36.4 mg","Thiamin ":"0.028 mg","Riboflavin ":"0.038 mg","Niacin ":"0.669 mg","Vitamin B-6 ":"0.119 mg","Folate, DFE ":"43 µg","Vitamin B-12 ":"0 µg","Vitamin A, RAE ":"54 µg","Vitamin A, IU ":"1082 IU","Vitamin E (alpha-tocopherol) ":"0.9 mg","Vitamin D (D2 + D3) ":"0 µg","Vitamin D ":"0 IU","Vitamin K (phylloquinone) ":"4.2 µg"</text:p>
          </table:table-cell>
          <table:table-cell table:style-name="Default"/>
          <table:table-cell/>
          <table:table-cell table:style-name="ce4" table:formula="of:=COM.MICROSOFT.CONCAT([.J3:.K32])" office:value-type="string" office:string-value="&quot;Portion&quot;: &quot;336 gr&quot;&quot;Water &quot;:&quot;280.43 g&quot;,&quot;Energy &quot;:&quot;202 kcal&quot;,&quot;Protein &quot;:&quot;2.76 g&quot;,&quot;Total lipid (fat) &quot;:&quot;1.28 g&quot;,&quot;Carbohydrate, by difference &quot;:&quot;50.33 g&quot;,&quot;Fiber, total dietary &quot;:&quot;5.4 g&quot;,&quot;Sugars, total &quot;:&quot;45.9 g&quot;,&quot;Minerals&quot;:&quot; &quot;,&quot;Calcium, Ca &quot;:&quot;37 mg&quot;,&quot;Iron, Fe &quot;:&quot;0.54 mg&quot;,&quot;Magnesium, Mg &quot;:&quot;34 mg&quot;,&quot;Phosphorus, P &quot;:&quot;47 mg&quot;,&quot;Potassium, K &quot;:&quot;564 mg&quot;,&quot;Sodium, Na &quot;:&quot;3 mg&quot;,&quot;Zinc, Zn &quot;:&quot;0.3 mg&quot;,&quot;Vitamins&quot;:&quot; &quot;,&quot;Vitamin C, total ascorbic acid &quot;:&quot;122.3 mg&quot;,&quot;Thiamin &quot;:&quot;0.094 mg&quot;,&quot;Riboflavin &quot;:&quot;0.128 mg&quot;,&quot;Niacin &quot;:&quot;2.248 mg&quot;,&quot;Vitamin B-6 &quot;:&quot;0.4 mg&quot;,&quot;Folate, DFE &quot;:&quot;144 µg&quot;,&quot;Vitamin B-12 &quot;:&quot;0 µg&quot;,&quot;Vitamin A, RAE &quot;:&quot;181 µg&quot;,&quot;Vitamin A, IU &quot;:&quot;3636 IU&quot;,&quot;Vitamin E (alpha-tocopherol) &quot;:&quot;3.02 mg&quot;,&quot;Vitamin D (D2 + D3) &quot;:&quot;0 µg&quot;,&quot;Vitamin D &quot;:&quot;0 IU&quot;,&quot;Vitamin K (phylloquinone) &quot;:&quot;14.1 µg&quot;" calcext:value-type="string">
            <text:p>"Portion": "336 gr""Water ":"280.43 g","Energy ":"202 kcal","Protein ":"2.76 g","Total lipid (fat) ":"1.28 g","Carbohydrate, by difference ":"50.33 g","Fiber, total dietary ":"5.4 g","Sugars, total ":"45.9 g","Minerals":" ","Calcium, Ca ":"37 mg","Iron, Fe ":"0.54 mg","Magnesium, Mg ":"34 mg","Phosphorus, P ":"47 mg","Potassium, K ":"564 mg","Sodium, Na ":"3 mg","Zinc, Zn ":"0.3 mg","Vitamins":" ","Vitamin C, total ascorbic acid ":"122.3 mg","Thiamin ":"0.094 mg","Riboflavin ":"0.128 mg","Niacin ":"2.248 mg","Vitamin B-6 ":"0.4 mg","Folate, DFE ":"144 µg","Vitamin B-12 ":"0 µg","Vitamin A, RAE ":"181 µg","Vitamin A, IU ":"3636 IU","Vitamin E (alpha-tocopherol) ":"3.02 mg","Vitamin D (D2 + D3) ":"0 µg","Vitamin D ":"0 IU","Vitamin K (phylloquinone) ":"14.1 µg"</text:p>
          </table:table-cell>
          <table:table-cell table:style-name="Default"/>
        </table:table-row>
      </table:table>
      <table:table table:name="APPLE" table:style-name="ta1">
        <table:table-column table:style-name="co1" table:default-cell-style-name="Default"/>
        <table:table-column table:style-name="co7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Apple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100 gr</text:p>
          </table:table-cell>
          <table:table-cell table:style-name="Default" office:value-type="string" calcext:value-type="string">
            <text:p>NLEA Serving 2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85.56" calcext:value-type="float">
            <text:p>85.56</text:p>
          </table:table-cell>
          <table:table-cell office:value-type="float" office:value="207.06" calcext:value-type="float">
            <text:p>207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0.26" calcext:value-type="float">
            <text:p>0.26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17" calcext:value-type="float">
            <text:p>0.17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13.81" calcext:value-type="float">
            <text:p>13.81</text:p>
          </table:table-cell>
          <table:table-cell office:value-type="float" office:value="33.42" calcext:value-type="float">
            <text:p>33.4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10.39" calcext:value-type="float">
            <text:p>10.39</text:p>
          </table:table-cell>
          <table:table-cell office:value-type="float" office:value="25.14" calcext:value-type="float">
            <text:p>25.14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Minerals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107" calcext:value-type="float">
            <text:p>107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Vitamins</text:p>
          </table:table-cell>
          <table:covered-table-cell table:number-columns-repeated="3" table:style-name="Default"/>
          <table:covered-table-cell/>
        </table:table-row>
        <table:table-row table:style-name="ro6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1" calcext:value-type="float">
            <text:p>0.0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26" calcext:value-type="float">
            <text:p>0.026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041" calcext:value-type="float">
            <text:p>0.041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18" calcext:value-type="float">
            <text:p>0.1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office:value-type="float" office:value="2.2" calcext:value-type="float">
            <text:p>2.2</text:p>
          </table:table-cell>
          <table:table-cell office:value-type="float" office:value="5.3" calcext:value-type="float">
            <text:p>5.3</text:p>
          </table:table-cell>
          <table:table-cell/>
        </table:table-row>
      </table:table>
      <table:table table:name="PEAR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8" table:default-cell-style-name="ce3"/>
        <table:table-row table:style-name="ro1">
          <table:table-cell/>
          <table:table-cell table:style-name="Default" office:value-type="string" calcext:value-type="string">
            <text:p>Pear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100 gr</text:p>
          </table:table-cell>
          <table:table-cell table:style-name="Default" office:value-type="string" calcext:value-type="string">
            <text:p>NLEEA serving 166 gr</text:p>
          </table:table-cell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83.96" calcext:value-type="float">
            <text:p>83.96</text:p>
          </table:table-cell>
          <table:table-cell office:value-type="float" office:value="139.37" calcext:value-type="float">
            <text:p>139.37</text:p>
          </table:table-cell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</table:table-row>
        <table:table-row table:style-name="ro5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14" calcext:value-type="float">
            <text:p>0.14</text:p>
          </table:table-cell>
          <table:table-cell office:value-type="float" office:value="0.23" calcext:value-type="float">
            <text:p>0.23</text:p>
          </table:table-cell>
        </table:table-row>
        <table:table-row table:style-name="ro6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15.23" calcext:value-type="float">
            <text:p>15.23</text:p>
          </table:table-cell>
          <table:table-cell office:value-type="float" office:value="25.28" calcext:value-type="float">
            <text:p>25.28</text:p>
          </table:table-cell>
        </table:table-row>
        <table:table-row table:style-name="ro5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9.75" calcext:value-type="float">
            <text:p>9.75</text:p>
          </table:table-cell>
          <table:table-cell office:value-type="float" office:value="16.18" calcext:value-type="float">
            <text:p>16.18</text:p>
          </table:table-cell>
        </table:table-row>
        <table:table-row table:style-name="ro1">
          <table:table-cell/>
          <table:table-cell office:value-type="string" calcext:value-type="string">
            <text:p>Mineral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</table:table-row>
        <table:table-row table:style-name="ro5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116" calcext:value-type="float">
            <text:p>11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/>
          <table:table-cell office:value-type="string" calcext:value-type="string">
            <text:p>Vitamins</text:p>
          </table:table-cell>
          <table:table-cell table:style-name="Default" table:number-columns-repeated="3"/>
        </table:table-row>
        <table:table-row table:style-name="ro6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4.3" calcext:value-type="float">
            <text:p>4.3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161" calcext:value-type="float">
            <text:p>0.161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6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</table:table-row>
        <table:table-row table:style-name="ro5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office:value-type="float" office:value="4.4" calcext:value-type="float">
            <text:p>4.4</text:p>
          </table:table-cell>
          <table:table-cell office:value-type="float" office:value="7.3" calcext:value-type="float">
            <text:p>7.3</text:p>
          </table:table-cell>
        </table:table-row>
      </table:table>
      <table:table table:name="BANANA" table:style-name="ta1"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/>
          <table:table-cell table:style-name="Default" office:value-type="string" calcext:value-type="string">
            <text:p>Banana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100 gr</text:p>
          </table:table-cell>
          <table:table-cell table:style-name="Default" office:value-type="string" calcext:value-type="string">
            <text:p>NLEA 126 gr</text:p>
          </table:table-cell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74.91" calcext:value-type="float">
            <text:p>74.91</text:p>
          </table:table-cell>
          <table:table-cell office:value-type="float" office:value="94.39" calcext:value-type="float">
            <text:p>94.39</text:p>
          </table:table-cell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1.09" calcext:value-type="float">
            <text:p>1.09</text:p>
          </table:table-cell>
          <table:table-cell office:value-type="float" office:value="1.37" calcext:value-type="float">
            <text:p>1.37</text:p>
          </table:table-cell>
        </table:table-row>
        <table:table-row table:style-name="ro5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6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22.84" calcext:value-type="float">
            <text:p>22.84</text:p>
          </table:table-cell>
          <table:table-cell office:value-type="float" office:value="28.78" calcext:value-type="float">
            <text:p>28.78</text:p>
          </table:table-cell>
        </table:table-row>
        <table:table-row table:style-name="ro5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12.23" calcext:value-type="float">
            <text:p>12.23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/>
          <table:table-cell office:value-type="string" calcext:value-type="string">
            <text:p>Mineral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</table:table-row>
        <table:table-row table:style-name="ro5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5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358" calcext:value-type="float">
            <text:p>35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string" calcext:value-type="string">
            <text:p>Vitamins</text:p>
          </table:table-cell>
          <table:table-cell table:style-name="Default" table:number-columns-repeated="3"/>
        </table:table-row>
        <table:table-row table:style-name="ro6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665" calcext:value-type="float">
            <text:p>0.665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367" calcext:value-type="float">
            <text:p>0.367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</table:table-row>
        <table:table-row table:style-name="ro6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</table:table-row>
        <table:table-row table:style-name="ro5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</table:table-row>
      </table:table>
      <table:table table:name="WATERMELON" table:style-name="ta1">
        <table:table-column table:style-name="co1" table:number-columns-repeated="1024" table:default-cell-style-name="ce5"/>
        <table:table-row table:style-name="ro1">
          <table:table-cell/>
          <table:table-cell office:value-type="string" calcext:value-type="string">
            <text:p>Watermelon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100 gr</text:p>
          </table:table-cell>
          <table:table-cell office:value-type="string" calcext:value-type="string">
            <text:p>280 gr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Water 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91.45" calcext:value-type="float">
            <text:p>91.45</text:p>
          </table:table-cell>
          <table:table-cell table:style-name="ce6" office:value-type="float" office:value="256.06" calcext:value-type="float">
            <text:p>256.0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Energy </text:p>
          </table:table-cell>
          <table:table-cell table:style-name="ce6" office:value-type="string" calcext:value-type="string">
            <text:p>kc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rotein 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0.61" calcext:value-type="float">
            <text:p>0.61</text:p>
          </table:table-cell>
          <table:table-cell table:style-name="ce6" office:value-type="float" office:value="1.71" calcext:value-type="float">
            <text:p>1.71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Total lipid (fat) 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42" calcext:value-type="float">
            <text:p>0.42</text:p>
          </table:table-cell>
          <table:table-cell table:number-columns-repeated="1019"/>
        </table:table-row>
        <table:table-row table:style-name="ro7">
          <table:table-cell/>
          <table:table-cell table:style-name="ce6" office:value-type="string" calcext:value-type="string">
            <text:p>Carbohydrate, by difference 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7.55" calcext:value-type="float">
            <text:p>7.55</text:p>
          </table:table-cell>
          <table:table-cell table:style-name="ce6" office:value-type="float" office:value="21.14" calcext:value-type="float">
            <text:p>21.14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Fiber, total dietary 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ugars, total 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6.2" calcext:value-type="float">
            <text:p>6.2</text:p>
          </table:table-cell>
          <table:table-cell table:style-name="ce6" office:value-type="float" office:value="17.36" calcext:value-type="float">
            <text:p>17.3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Mineral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Calcium, Ca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ron, Fe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0.24" calcext:value-type="float">
            <text:p>0.24</text:p>
          </table:table-cell>
          <table:table-cell table:style-name="ce6" office:value-type="float" office:value="0.67" calcext:value-type="float">
            <text:p>0.67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Magnesium, Mg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Phosphorus, P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otassium, K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odium, Na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Zinc, Zn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Vitamins</text:p>
          </table:table-cell>
          <table:covered-table-cell table:number-columns-repeated="4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Vitamin C, total ascorbic acid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22.7" calcext:value-type="float">
            <text:p>22.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hiamin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0.092" calcext:value-type="float">
            <text:p>0.09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Riboflavin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0.021" calcext:value-type="float">
            <text:p>0.021</text:p>
          </table:table-cell>
          <table:table-cell table:style-name="ce6" office:value-type="float" office:value="0.059" calcext:value-type="float">
            <text:p>0.059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Niacin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0.178" calcext:value-type="float">
            <text:p>0.178</text:p>
          </table:table-cell>
          <table:table-cell table:style-name="ce6" office:value-type="float" office:value="0.498" calcext:value-type="float">
            <text:p>0.49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Vitamin B-6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0.045" calcext:value-type="float">
            <text:p>0.045</text:p>
          </table:table-cell>
          <table:table-cell table:style-name="ce6" office:value-type="float" office:value="0.126" calcext:value-type="float">
            <text:p>0.12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Folate, DFE </text:p>
          </table:table-cell>
          <table:table-cell table:style-name="ce6" office:value-type="string" calcext:value-type="string">
            <text:p>µ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Vitamin B-12 </text:p>
          </table:table-cell>
          <table:table-cell table:style-name="ce6" office:value-type="string" calcext:value-type="string">
            <text:p>µg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Vitamin A, RAE </text:p>
          </table:table-cell>
          <table:table-cell table:style-name="ce6" office:value-type="string" calcext:value-type="string">
            <text:p>µg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Vitamin A, IU </text:p>
          </table:table-cell>
          <table:table-cell table:style-name="ce6" office:value-type="string" calcext:value-type="string">
            <text:p>IU</text:p>
          </table:table-cell>
          <table:table-cell table:style-name="ce6" office:value-type="float" office:value="569" calcext:value-type="float">
            <text:p>569</text:p>
          </table:table-cell>
          <table:table-cell table:style-name="ce6" office:value-type="float" office:value="1593" calcext:value-type="float">
            <text:p>1593</text:p>
          </table:table-cell>
          <table:table-cell table:number-columns-repeated="1019"/>
        </table:table-row>
        <table:table-row table:style-name="ro7">
          <table:table-cell/>
          <table:table-cell table:style-name="ce6" office:value-type="string" calcext:value-type="string">
            <text:p>Vitamin E (alpha-tocopherol) </text:p>
          </table:table-cell>
          <table:table-cell table:style-name="ce6" office:value-type="string" calcext:value-type="string">
            <text:p>mg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4" calcext:value-type="float">
            <text:p>0.14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Vitamin D (D2 + D3) </text:p>
          </table:table-cell>
          <table:table-cell table:style-name="ce6" office:value-type="string" calcext:value-type="string">
            <text:p>µg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Vitamin D </text:p>
          </table:table-cell>
          <table:table-cell table:style-name="ce6" office:value-type="string" calcext:value-type="string">
            <text:p>IU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/>
          <table:table-cell table:style-name="ce6" office:value-type="string" calcext:value-type="string">
            <text:p>Vitamin K (phylloquinone) </text:p>
          </table:table-cell>
          <table:table-cell table:style-name="ce6" office:value-type="string" calcext:value-type="string">
            <text:p>µg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BERRIES" table:style-name="ta1"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/>
          <table:table-cell table:style-name="Default" office:value-type="string" calcext:value-type="string">
            <text:p>Strawberrie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100 gr</text:p>
          </table:table-cell>
          <table:table-cell table:style-name="Default" office:value-type="string" calcext:value-type="string">
            <text:p>147 gr</text:p>
          </table:table-cell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0.67" calcext:value-type="float">
            <text:p>0.67</text:p>
          </table:table-cell>
          <table:table-cell office:value-type="float" office:value="0.98" calcext:value-type="float">
            <text:p>0.98</text:p>
          </table:table-cell>
        </table:table-row>
        <table:table-row table:style-name="ro5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</table:table-row>
        <table:table-row table:style-name="ro6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7.68" calcext:value-type="float">
            <text:p>7.68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5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4.89" calcext:value-type="float">
            <text:p>4.89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/>
          <table:table-cell office:value-type="string" calcext:value-type="string">
            <text:p>Mineral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41" calcext:value-type="float">
            <text:p>0.41</text:p>
          </table:table-cell>
          <table:table-cell office:value-type="float" office:value="0.6" calcext:value-type="float">
            <text:p>0.6</text:p>
          </table:table-cell>
        </table:table-row>
        <table:table-row table:style-name="ro5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5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153" calcext:value-type="float">
            <text:p>15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/>
          <table:table-cell office:value-type="string" calcext:value-type="string">
            <text:p>Vitamins</text:p>
          </table:table-cell>
          <table:table-cell table:style-name="Default" table:number-columns-repeated="3"/>
        </table:table-row>
        <table:table-row table:style-name="ro6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58.8" calcext:value-type="float">
            <text:p>58.8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386" calcext:value-type="float">
            <text:p>0.386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29" calcext:value-type="float">
            <text:p>0.29</text:p>
          </table:table-cell>
          <table:table-cell office:value-type="float" office:value="0.43" calcext:value-type="float">
            <text:p>0.43</text:p>
          </table:table-cell>
        </table:table-row>
        <table:table-row table:style-name="ro5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</table:table-row>
      </table:table>
      <table:table table:name="GRAPE" table:style-name="ta1"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/>
          <table:table-cell table:style-name="Default" office:value-type="string" calcext:value-type="string">
            <text:p>Grape (sedless, red and green)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100 gr</text:p>
          </table:table-cell>
          <table:table-cell table:style-name="Default" office:value-type="string" calcext:value-type="string">
            <text:p>126 gr</text:p>
          </table:table-cell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80.54" calcext:value-type="float">
            <text:p>80.54</text:p>
          </table:table-cell>
          <table:table-cell office:value-type="float" office:value="101.48" calcext:value-type="float">
            <text:p>101.48</text:p>
          </table:table-cell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0.72" calcext:value-type="float">
            <text:p>0.72</text:p>
          </table:table-cell>
          <table:table-cell office:value-type="float" office:value="0.91" calcext:value-type="float">
            <text:p>0.91</text:p>
          </table:table-cell>
        </table:table-row>
        <table:table-row table:style-name="ro5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</table:table-row>
        <table:table-row table:style-name="ro6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18.1" calcext:value-type="float">
            <text:p>18.1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5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15.48" calcext:value-type="float">
            <text:p>15.48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/>
          <table:table-cell office:value-type="string" calcext:value-type="string">
            <text:p>Mineral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</table:table-row>
        <table:table-row table:style-name="ro5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Vitamins</text:p>
          </table:table-cell>
          <table:table-cell table:style-name="Default" table:number-columns-repeated="3"/>
        </table:table-row>
        <table:table-row table:style-name="ro6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7" calcext:value-type="float">
            <text:p>0.07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188" calcext:value-type="float">
            <text:p>0.188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6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</table:table-row>
        <table:table-row table:style-name="ro5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</table:table-row>
      </table:table>
      <table:table table:name="PEACH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Peach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100 gr</text:p>
          </table:table-cell>
          <table:table-cell table:style-name="Default" office:value-type="string" calcext:value-type="string">
            <text:p>147 g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88.87" calcext:value-type="float">
            <text:p>88.87</text:p>
          </table:table-cell>
          <table:table-cell office:value-type="float" office:value="130.64" calcext:value-type="float">
            <text:p>130.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0.91" calcext:value-type="float">
            <text:p>0.91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9.54" calcext:value-type="float">
            <text:p>9.54</text:p>
          </table:table-cell>
          <table:table-cell office:value-type="float" office:value="14.02" calcext:value-type="float">
            <text:p>14.0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8.39" calcext:value-type="float">
            <text:p>8.39</text:p>
          </table:table-cell>
          <table:table-cell office:value-type="float" office:value="12.33" calcext:value-type="float">
            <text:p>12.33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Minerals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190" calcext:value-type="float">
            <text:p>190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Vitamins</text:p>
          </table:table-cell>
          <table:covered-table-cell table:number-columns-repeated="3" table:style-name="Default"/>
          <table:covered-table-cell/>
        </table:table-row>
        <table:table-row table:style-name="ro6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6.6" calcext:value-type="float">
            <text:p>6.6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806" calcext:value-type="float">
            <text:p>0.806</text:p>
          </table:table-cell>
          <table:table-cell office:value-type="float" office:value="1.185" calcext:value-type="float">
            <text:p>1.1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326" calcext:value-type="float">
            <text:p>32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73" calcext:value-type="float">
            <text:p>0.73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  <table:table-cell/>
        </table:table-row>
      </table:table>
      <table:table table:name="TANGERINE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Tangerine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100 gr</text:p>
          </table:table-cell>
          <table:table-cell table:style-name="Default" office:value-type="string" calcext:value-type="string">
            <text:p>109 g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85.17" calcext:value-type="float">
            <text:p>85.17</text:p>
          </table:table-cell>
          <table:table-cell office:value-type="float" office:value="92.84" calcext:value-type="float">
            <text:p>92.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0.81" calcext:value-type="float">
            <text:p>0.81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13.34" calcext:value-type="float">
            <text:p>13.34</text:p>
          </table:table-cell>
          <table:table-cell office:value-type="float" office:value="14.54" calcext:value-type="float">
            <text:p>14.5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10.58" calcext:value-type="float">
            <text:p>10.58</text:p>
          </table:table-cell>
          <table:table-cell office:value-type="float" office:value="11.53" calcext:value-type="float">
            <text:p>11.53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Minerals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Vitamins</text:p>
          </table:table-cell>
          <table:covered-table-cell table:number-columns-repeated="3" table:style-name="Default"/>
          <table:covered-table-cell/>
        </table:table-row>
        <table:table-row table:style-name="ro6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26.7" calcext:value-type="float">
            <text:p>26.7</text:p>
          </table:table-cell>
          <table:table-cell office:value-type="float" office:value="29.1" calcext:value-type="float">
            <text:p>29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376" calcext:value-type="float">
            <text:p>0.376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5" calcext:value-type="float">
            <text:p>0.0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681" calcext:value-type="float">
            <text:p>681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BLUEBERRY" table:style-name="ta1"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/>
          <table:table-cell table:style-name="Default" office:value-type="string" calcext:value-type="string">
            <text:p>Blueberry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100 gr</text:p>
          </table:table-cell>
          <table:table-cell table:style-name="Default" office:value-type="string" calcext:value-type="string">
            <text:p>68 gr</text:p>
          </table:table-cell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84.21" calcext:value-type="float">
            <text:p>84.21</text:p>
          </table:table-cell>
          <table:table-cell office:value-type="float" office:value="57.26" calcext:value-type="float">
            <text:p>57.26</text:p>
          </table:table-cell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</table:table-row>
        <table:table-row table:style-name="ro5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6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14.49" calcext:value-type="float">
            <text:p>14.49</text:p>
          </table:table-cell>
          <table:table-cell office:value-type="float" office:value="9.85" calcext:value-type="float">
            <text:p>9.85</text:p>
          </table:table-cell>
        </table:table-row>
        <table:table-row table:style-name="ro5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9.96" calcext:value-type="float">
            <text:p>9.96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/>
          <table:table-cell office:value-type="string" calcext:value-type="string">
            <text:p>Mineral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</table:table-row>
        <table:table-row table:style-name="ro5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Vitamins</text:p>
          </table:table-cell>
          <table:table-cell table:style-name="Default" table:number-columns-repeated="3"/>
        </table:table-row>
        <table:table-row table:style-name="ro6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418" calcext:value-type="float">
            <text:p>0.418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</table:table-row>
        <table:table-row table:style-name="ro6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</table:table-row>
        <table:table-row table:style-name="ro5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office:value-type="float" office:value="19.3" calcext:value-type="float">
            <text:p>19.3</text:p>
          </table:table-cell>
          <table:table-cell office:value-type="float" office:value="13.1" calcext:value-type="float">
            <text:p>13.1</text:p>
          </table:table-cell>
        </table:table-row>
      </table:table>
      <table:table table:name="MANGO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Mango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100 gr</text:p>
          </table:table-cell>
          <table:table-cell table:style-name="Default" office:value-type="string" calcext:value-type="string">
            <text:p>336 g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 </text:p>
          </table:table-cell>
          <table:table-cell office:value-type="string" calcext:value-type="string">
            <text:p>g</text:p>
          </table:table-cell>
          <table:table-cell office:value-type="float" office:value="83.46" calcext:value-type="float">
            <text:p>83.46</text:p>
          </table:table-cell>
          <table:table-cell office:value-type="float" office:value="280.43" calcext:value-type="float">
            <text:p>280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kcal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0.82" calcext:value-type="float">
            <text:p>0.82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otal lipid (fat) </text:p>
          </table:table-cell>
          <table:table-cell office:value-type="string" calcext:value-type="string">
            <text:p>g</text:p>
          </table:table-cell>
          <table:table-cell office:value-type="float" office:value="0.38" calcext:value-type="float">
            <text:p>0.38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arbohydrate, by difference </text:p>
          </table:table-cell>
          <table:table-cell office:value-type="string" calcext:value-type="string">
            <text:p>g</text:p>
          </table:table-cell>
          <table:table-cell office:value-type="float" office:value="14.98" calcext:value-type="float">
            <text:p>14.98</text:p>
          </table:table-cell>
          <table:table-cell office:value-type="float" office:value="50.33" calcext:value-type="float">
            <text:p>50.3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iber, total dietary </text:p>
          </table:table-cell>
          <table:table-cell office:value-type="string" calcext:value-type="string">
            <text:p>g</text:p>
          </table:table-cell>
          <table:table-cell office:value-type="float" office:value="1.6" calcext:value-type="float">
            <text:p>1.6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gars, total </text:p>
          </table:table-cell>
          <table:table-cell office:value-type="string" calcext:value-type="string">
            <text:p>g</text:p>
          </table:table-cell>
          <table:table-cell office:value-type="float" office:value="13.66" calcext:value-type="float">
            <text:p>13.66</text:p>
          </table:table-cell>
          <table:table-cell office:value-type="float" office:value="45.9" calcext:value-type="float">
            <text:p>45.9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Minerals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/>
          <table:table-cell office:value-type="string" calcext:value-type="string">
            <text:p>Calcium, Ca </text:p>
          </table:table-cell>
          <table:table-cell office:value-type="string" calcext:value-type="string">
            <text:p>mg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, Fe </text:p>
          </table:table-cell>
          <table:table-cell office:value-type="string" calcext:value-type="string">
            <text:p>mg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agnesium, Mg </text:p>
          </table:table-cell>
          <table:table-cell office:value-type="string" calcext:value-type="string">
            <text:p>mg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hosphorus, P </text:p>
          </table:table-cell>
          <table:table-cell office:value-type="string" calcext:value-type="string">
            <text:p>mg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tassium, K </text:p>
          </table:table-cell>
          <table:table-cell office:value-type="string" calcext:value-type="string">
            <text:p>mg</text:p>
          </table:table-cell>
          <table:table-cell office:value-type="float" office:value="168" calcext:value-type="float">
            <text:p>168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dium, Na 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nc, Zn </text:p>
          </table:table-cell>
          <table:table-cell office:value-type="string" calcext:value-type="string">
            <text:p>mg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Vitamins</text:p>
          </table:table-cell>
          <table:covered-table-cell table:number-columns-repeated="3" table:style-name="Default"/>
          <table:covered-table-cell/>
        </table:table-row>
        <table:table-row table:style-name="ro6">
          <table:table-cell/>
          <table:table-cell office:value-type="string" calcext:value-type="string">
            <text:p>Vitamin C, total ascorbic acid </text:p>
          </table:table-cell>
          <table:table-cell office:value-type="string" calcext:value-type="string">
            <text:p>mg</text:p>
          </table:table-cell>
          <table:table-cell office:value-type="float" office:value="36.4" calcext:value-type="float">
            <text:p>36.4</text:p>
          </table:table-cell>
          <table:table-cell office:value-type="float" office:value="122.3" calcext:value-type="float">
            <text:p>122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amin </text:p>
          </table:table-cell>
          <table:table-cell office:value-type="string" calcext:value-type="string">
            <text:p>mg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4" calcext:value-type="float">
            <text:p>0.0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boflavin </text:p>
          </table:table-cell>
          <table:table-cell office:value-type="string" calcext:value-type="string">
            <text:p>mg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acin </text:p>
          </table:table-cell>
          <table:table-cell office:value-type="string" calcext:value-type="string">
            <text:p>mg</text:p>
          </table:table-cell>
          <table:table-cell office:value-type="float" office:value="0.669" calcext:value-type="float">
            <text:p>0.669</text:p>
          </table:table-cell>
          <table:table-cell office:value-type="float" office:value="2.248" calcext:value-type="float">
            <text:p>2.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B-6 </text:p>
          </table:table-cell>
          <table:table-cell office:value-type="string" calcext:value-type="string">
            <text:p>mg</text:p>
          </table:table-cell>
          <table:table-cell office:value-type="float" office:value="0.119" calcext:value-type="float">
            <text:p>0.119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late, DFE </text:p>
          </table:table-cell>
          <table:table-cell office:value-type="string" calcext:value-type="string">
            <text:p>µg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B-12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itamin A, RAE </text:p>
          </table:table-cell>
          <table:table-cell office:value-type="string" calcext:value-type="string">
            <text:p>µg</text:p>
          </table:table-cell>
          <table:table-cell office:value-type="float" office:value="54" calcext:value-type="float">
            <text:p>5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A, IU </text:p>
          </table:table-cell>
          <table:table-cell office:value-type="string" calcext:value-type="string">
            <text:p>IU</text:p>
          </table:table-cell>
          <table:table-cell office:value-type="float" office:value="1082" calcext:value-type="float">
            <text:p>1082</text:p>
          </table:table-cell>
          <table:table-cell office:value-type="float" office:value="3636" calcext:value-type="float">
            <text:p>363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Vitamin E (alpha-tocopherol) </text:p>
          </table:table-cell>
          <table:table-cell office:value-type="string" calcext:value-type="string">
            <text:p>mg</text:p>
          </table:table-cell>
          <table:table-cell office:value-type="float" office:value="0.9" calcext:value-type="float">
            <text:p>0.9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itamin D (D2 + D3) </text:p>
          </table:table-cell>
          <table:table-cell office:value-type="string" calcext:value-type="string">
            <text:p>µ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min D </text:p>
          </table:table-cell>
          <table:table-cell office:value-type="string" calcext:value-type="string">
            <text:p>I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Vitamin K (phylloquinone) </text:p>
          </table:table-cell>
          <table:table-cell office:value-type="string" calcext:value-type="string">
            <text:p>µg</text:p>
          </table:table-cell>
          <table:table-cell office:value-type="float" office:value="4.2" calcext:value-type="float">
            <text:p>4.2</text:p>
          </table:table-cell>
          <table:table-cell office:value-type="float" office:value="14.1" calcext:value-type="float">
            <text:p>14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11-10">00/00/0000</text:date></text:span><text:span text:style-name="MT1">, </text:span><text:span text:style-name="MT1"><text:time style:data-style-name="N2" text:time-value="16:32:46.218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52:49.830000000</meta:creation-date>
    <dc:date>2018-11-10T18:32:01.368000000</dc:date>
    <meta:editing-duration>PT1M16S</meta:editing-duration>
    <meta:editing-cycles>1</meta:editing-cycles>
    <meta:document-statistic meta:table-count="11" meta:cell-count="1364" meta:object-count="0"/>
    <meta:generator>LibreOffice/6.1.1.2$Windows_X86_64 LibreOffice_project/5d19a1bfa650b796764388cd8b33a5af1f5baa1b</meta:generator>
  </office:meta>
</office:document-meta>
</file>